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1.748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1.72cm"/>
    </style:style>
    <style:style style:name="co8" style:family="table-column">
      <style:table-column-properties fo:break-before="auto" style:column-width="2.581cm"/>
    </style:style>
    <style:style style:name="co9" style:family="table-column">
      <style:table-column-properties fo:break-before="auto" style:column-width="0.859cm"/>
    </style:style>
    <style:style style:name="co10" style:family="table-column">
      <style:table-column-properties fo:break-before="auto" style:column-width="5.105cm"/>
    </style:style>
    <style:style style:name="co11" style:family="table-column">
      <style:table-column-properties fo:break-before="auto" style:column-width="4.6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style:text-line-through-style="solid" fo:font-style="italic" style:font-style-asian="italic" style:font-style-complex="italic"/>
    </style:style>
  </office:automatic-styles>
  <office:body>
    <office:spreadsheet>
      <table:table table:name="Gener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3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1015"/>
        </table:table-row>
        <table:table-row table:style-name="ro3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3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3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3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3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3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3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3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3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3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3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3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3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3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1016"/>
        </table:table-row>
        <table:table-row table:style-name="ro3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3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3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3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3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 table:number-columns-repeated="1014"/>
        </table:table-row>
        <table:table-row table:style-name="ro3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 table:number-columns-repeated="1014"/>
        </table:table-row>
        <table:table-row table:style-name="ro3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 table:number-columns-repeated="1014"/>
        </table:table-row>
        <table:table-row table:style-name="ro3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 table:number-columns-repeated="1014"/>
        </table:table-row>
        <table:table-row table:style-name="ro3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 table:number-columns-repeated="1014"/>
        </table:table-row>
        <table:table-row table:style-name="ro3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 table:number-columns-repeated="1014"/>
        </table:table-row>
        <table:table-row table:style-name="ro3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 table:number-columns-repeated="1014"/>
        </table:table-row>
        <table:table-row table:style-name="ro3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 table:number-columns-repeated="1014"/>
        </table:table-row>
        <table:table-row table:style-name="ro3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 table:number-columns-repeated="1014"/>
        </table:table-row>
        <table:table-row table:style-name="ro3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 table:number-columns-repeated="1014"/>
        </table:table-row>
        <table:table-row table:style-name="ro3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3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</table:table>
      <table:table table:name="MidiMultCV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2"/>
          <table:table-cell table:style-name="ce2" office:value-type="string">
            <text:p>Function</text:p>
          </table:table-cell>
          <table:table-cell table:style-name="ce2" office:value-type="string">
            <text:p>Function v2</text:p>
          </table:table-cell>
          <table:table-cell table:style-name="ce1" office:value-type="string">
            <text:p>Function v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/>
          <table:table-cell table:style-name="ce2" table:number-columns-repeated="2"/>
          <table:table-cell table:style-name="ce1"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3"/>
          <table:table-cell table:number-columns-repeated="2" office:value-type="string">
            <text:p>Common Clock out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table:number-columns-repeated="2" office:value-type="string">
            <text:p>? common clock x2 out</text:p>
          </table:table-cell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table:number-columns-repeated="2" office:value-type="string">
            <text:p>? common clock x4 out</text:p>
          </table:table-cell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table:number-columns-repeated="2" office:value-type="string">
            <text:p>? common clock x8 out</text:p>
          </table:table-cell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table:number-columns-repeated="2" office:value-type="string">
            <text:p>? common clock x16 out</text:p>
          </table:table-cell>
          <table:table-cell table:number-columns-repeated="1010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3" office:value-type="string">
            <text:p>Debug serial TX</text:p>
          </table:table-cell>
          <table:table-cell table:number-columns-repeated="1010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3" office:value-type="string">
            <text:p>Debug serial RX</text:p>
          </table:table-cell>
          <table:table-cell table:number-columns-repeated="1010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4"/>
          <table:table-cell office:value-type="string">
            <text:p>Channel 1 Gate led</text:p>
          </table:table-cell>
          <table:table-cell table:number-columns-repeated="1010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4"/>
          <table:table-cell office:value-type="string">
            <text:p>Channel 2 Gate led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hannel 2 Gate out</text:p>
          </table:table-cell>
          <table:table-cell/>
          <table:table-cell office:value-type="string">
            <text:p>Channel 3 Gate led</text:p>
          </table:table-cell>
          <table:table-cell table:number-columns-repeated="1010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ommon Clock out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table:number-columns-repeated="2" office:value-type="string">
            <text:p>Channel 2 Gate out</text:p>
          </table:table-cell>
          <table:table-cell table:number-columns-repeated="1010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4"/>
          <table:table-cell table:number-columns-repeated="2" office:value-type="string">
            <text:p>Channel 3 Gate out</text:p>
          </table:table-cell>
          <table:table-cell table:number-columns-repeated="1010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1 Gate led</text:p>
          </table:table-cell>
          <table:table-cell table:style-name="ce4" office:value-type="string">
            <text:p>Channel 2 1V/oct out</text:p>
          </table:table-cell>
          <table:table-cell table:number-columns-repeated="1011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2 Gate led</text:p>
          </table:table-cell>
          <table:table-cell table:style-name="ce4" office:value-type="string">
            <text:p>Channel 2 velocity out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3 Gate led</text:p>
          </table:table-cell>
          <table:table-cell table:style-name="ce4" office:value-type="string">
            <text:p>Channel 3 1V/oct out</text:p>
          </table:table-cell>
          <table:table-cell table:number-columns-repeated="1011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3"/>
          <table:table-cell table:style-name="ce4" office:value-type="string">
            <text:p>Channel 3 velocity out</text:p>
          </table:table-cell>
          <table:table-cell table:number-columns-repeated="101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2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6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2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3"/>
          <table:table-cell table:number-columns-repeated="3" office:value-type="string">
            <text:p>Common Clock led </text:p>
          </table:table-cell>
          <table:table-cell table:number-columns-repeated="1010"/>
        </table:table-row>
        <table:table-row table:style-name="ro2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/>
          <table:table-cell office:value-type="string">
            <text:p>Channel 1 mode pot</text:p>
          </table:table-cell>
          <table:table-cell table:number-columns-repeated="1012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/>
          <table:table-cell office:value-type="string">
            <text:p>Channel 2 mode pot</text:p>
          </table:table-cell>
          <table:table-cell table:number-columns-repeated="1012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/>
          <table:table-cell table:number-columns-repeated="3" office:value-type="string">
            <text:p>Common Midi serial Out</text:p>
          </table:table-cell>
          <table:table-cell table:number-columns-repeated="1010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/>
          <table:table-cell table:number-columns-repeated="3" office:value-type="string">
            <text:p>Common Midi serial In</text:p>
          </table:table-cell>
          <table:table-cell table:number-columns-repeated="1010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/>
          <table:table-cell office:value-type="string">
            <text:p>Channel 3 mode pot</text:p>
          </table:table-cell>
          <table:table-cell table:number-columns-repeated="2" office:value-type="string">
            <text:p>Channel 1 mode pot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 table:number-columns-repeated="2"/>
          <table:table-cell table:number-columns-repeated="2" office:value-type="string">
            <text:p>Channel 2 mode pot</text:p>
          </table:table-cell>
          <table:table-cell table:number-columns-repeated="1010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 table:number-columns-repeated="2"/>
          <table:table-cell table:number-columns-repeated="2" office:value-type="string">
            <text:p>Channel 3 mode pot</text:p>
          </table:table-cell>
          <table:table-cell table:number-columns-repeated="1010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/>
          <table:table-cell office:value-type="string">
            <text:p>Common Clockspeed pot</text:p>
          </table:table-cell>
          <table:table-cell office:value-type="string">
            <text:p>Common Clockspeed pot</text:p>
          </table:table-cell>
          <table:table-cell office:value-type="string">
            <text:p>Common Clockspeed pot</text:p>
          </table:table-cell>
          <table:table-cell table:number-columns-repeated="1010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/>
          <table:table-cell office:value-type="string">
            <text:p>Channel 2 1V/oct out</text:p>
          </table:table-cell>
          <table:table-cell/>
          <table:table-cell office:value-type="string">
            <text:p>Channel 2 1V/oct out</text:p>
          </table:table-cell>
          <table:table-cell table:number-columns-repeated="1010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/>
          <table:table-cell office:value-type="string">
            <text:p>Channel 2 velocity out</text:p>
          </table:table-cell>
          <table:table-cell office:value-type="string">
            <text:p>Channel 1 Gate led</text:p>
          </table:table-cell>
          <table:table-cell office:value-type="string">
            <text:p>Channel 2 velocity out</text:p>
          </table:table-cell>
          <table:table-cell table:number-columns-repeated="1010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Channel 2 Gate led</text:p>
          </table:table-cell>
          <table:table-cell office:value-type="string">
            <text:p>Channel 3 1V/oct out</text:p>
          </table:table-cell>
          <table:table-cell table:number-columns-repeated="1010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Channel 3 Gate led</text:p>
          </table:table-cell>
          <table:table-cell office:value-type="string">
            <text:p>Channel 3 velocity out</text:p>
          </table:table-cell>
          <table:table-cell table:number-columns-repeated="1010"/>
        </table:table-row>
        <table:table-row table:style-name="ro2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1016"/>
        </table:table-row>
        <table:table-row table:style-name="ro2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2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2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5">25/10/2018</text:date>, <text:time>10:5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J</meta:initial-creator>
    <meta:creation-date>2018-10-20T10:01:38.10</meta:creation-date>
    <dc:date>2018-10-25T10:50:09.83</dc:date>
    <dc:creator>P J</dc:creator>
    <meta:editing-duration>PT3H58M8S</meta:editing-duration>
    <meta:editing-cycles>43</meta:editing-cycles>
    <meta:generator>OpenOffice/4.1.0$Win32 OpenOffice.org_project/410m18$Build-9764</meta:generator>
    <meta:document-statistic meta:table-count="3" meta:cell-count="473" meta:object-count="0"/>
  </office:meta>
</office:document-meta>
</file>